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345000002925F4FDD98BD321071.gif" manifest:media-type="image/gif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7.59cm" svg:height="13.827cm" draw:z-index="0"><draw:image xlink:href="Pictures/1000020000000345000002925F4FDD98BD321071.gif" xlink:type="simple" xlink:show="embed" xlink:actuate="onLoad" loext:mime-type="image/gif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05-26T13:55:28.400000000</dc:date>
    <meta:editing-duration>PT7M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